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B90000005927CC23EC.eps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Zapf Dingbats" svg:font-family="'Zapf Dingbats'" style:font-charset="x-symbol"/>
    <style:font-face style:name="Webdings" svg:font-family="Webdings" style:font-pitch="variable" style:font-charset="x-symbol"/>
    <style:font-face style:name="Lucida Sans1" svg:font-family="'Lucida Sans'"/>
    <style:font-face style:name="OpenSymbol" svg:font-family="OpenSymbol"/>
    <style:font-face style:name="Times New Roman1" svg:font-family="'Times New Roman'" style:font-family-generic="roman"/>
    <style:font-face style:name="Abadi MT Condensed Light" svg:font-family="'Abadi MT Condensed Light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2cm" style:rel-column-width="13184*"/>
    </style:style>
    <style:style style:name="Table5.B" style:family="table-column">
      <style:table-column-properties style:column-width="2.94cm" style:rel-column-width="11335*"/>
    </style:style>
    <style:style style:name="Table5.C" style:family="table-column">
      <style:table-column-properties style:column-width="3.2cm" style:rel-column-width="12334*"/>
    </style:style>
    <style:style style:name="Table5.D" style:family="table-column">
      <style:table-column-properties style:column-width="3.279cm" style:rel-column-width="12640*"/>
    </style:style>
    <style:style style:name="Table5.E" style:family="table-column">
      <style:table-column-properties style:column-width="4.161cm" style:rel-column-width="16042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0.56cm" style:rel-column-width="40709*"/>
    </style:style>
    <style:style style:name="Table6.B" style:family="table-column">
      <style:table-column-properties style:column-width="6.44cm" style:rel-column-width="24826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88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094cm" style:rel-column-width="8071*"/>
    </style:style>
    <style:style style:name="Table7.B" style:family="table-column">
      <style:table-column-properties style:column-width="14.907cm" style:rel-column-width="57464*"/>
    </style:style>
    <style:style style:name="Table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font-size="9pt" style:text-underline-style="solid" style:text-underline-width="auto" style:text-underline-color="font-color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able_20_Contents">
      <style:text-properties fo:font-size="7pt" style:font-size-asian="7pt" style:font-size-complex="7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Table_20_Contents">
      <style:text-properties style:font-name="Times" fo:font-size="10pt" style:font-size-asian="10pt" style:font-size-complex="10pt"/>
    </style:style>
    <style:style style:name="P13" style:family="paragraph" style:parent-style-name="Text_20_body">
      <style:text-properties style:font-name="Times" fo:font-size="10pt" style:font-size-asian="10pt" style:font-size-complex="10pt"/>
    </style:style>
    <style:style style:name="P14" style:family="paragraph" style:parent-style-name="Text_20_body">
      <style:text-properties style:font-name="Times" fo:font-size="10pt" style:text-underline-style="solid" style:text-underline-width="auto" style:text-underline-color="font-color" style:font-size-asian="10pt" style:font-size-complex="10pt"/>
    </style:style>
    <style:style style:name="P15" style:family="paragraph" style:parent-style-name="Table_20_Contents" style:list-style-name="L1">
      <style:text-properties fo:font-size="9pt" style:font-size-asian="9pt" style:font-size-complex="9p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style:font-name="Abadi MT Condensed Light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Abadi MT Condensed Light" fo:font-size="9pt" style:font-size-asian="9pt" style:font-size-complex="9pt"/>
    </style:style>
    <style:style style:name="P19" style:family="paragraph" style:parent-style-name="Text_20_body">
      <style:paragraph-properties fo:text-align="justify" style:justify-single-word="false"/>
      <style:text-properties style:font-name="Abadi MT Condensed Light" fo:font-size="8pt" style:font-size-asian="8pt" style:font-size-complex="8pt"/>
    </style:style>
    <style:style style:name="P20" style:family="paragraph" style:parent-style-name="Text_20_body">
      <style:paragraph-properties fo:text-align="justify" style:justify-single-word="false"/>
      <style:text-properties style:font-name="Abadi MT Condensed Light" fo:font-size="8pt" style:text-underline-style="none" style:font-size-asian="8pt" style:font-size-complex="8pt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Zapf Dingbats" fo:font-size="14pt" style:font-name-asian="Zapf Dingbats" style:font-size-asian="14pt" style:font-name-complex="Zapf Dingbats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style:font-name="Times" fo:font-size="8pt" style:text-underline-style="none" style:font-size-asian="8pt" style:font-size-complex="8pt"/>
    </style:style>
    <style:style style:name="T7" style:family="text">
      <style:text-properties style:font-name="Times" fo:font-size="8pt" style:text-underline-style="none" fo:font-weight="bold" style:font-size-asian="8pt" style:font-weight-asian="bold" style:font-size-complex="8pt" style:font-weight-complex="bold"/>
    </style:style>
    <style:style style:name="T8" style:family="text">
      <style:text-properties style:font-name="Times" fo:font-size="8pt" style:font-size-asian="8pt" style:font-size-complex="8pt"/>
    </style:style>
    <style:style style:name="T9" style:family="text">
      <style:text-properties style:font-name="Times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0" style:family="text">
      <style:text-properties style:font-name="Webdings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name="Times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3" style:family="text">
      <style:text-properties style:text-position="super 58%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4" style:family="text">
      <style:text-properties style:text-position="super 58%" fo:font-size="8pt" style:font-size-asian="8pt" style:font-size-complex="8pt"/>
    </style:style>
    <style:style style:name="T15" style:family="text">
      <style:text-properties style:text-position="super 58%" fo:font-size="8pt" fo:font-weight="bold" style:font-size-asian="8pt" style:font-weight-asian="bold" style:font-size-complex="8pt" style:font-weight-complex="bold"/>
    </style:style>
    <style:style style:name="T16" style:family="text">
      <style:text-properties style:text-position="super 58%" fo:font-size="8pt" style:text-underline-style="none" fo:font-weight="bold" style:font-size-asian="8pt" style:font-weight-asian="bold" style:font-size-complex="8pt" style:font-weight-complex="bold"/>
    </style:style>
    <style:style style:name="T17" style:family="text">
      <style:text-properties style:text-position="super 58%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8" style:family="text">
      <style:text-properties style:text-position="super 58%" fo:font-size="10pt" style:text-underline-style="none" fo:font-weight="bold" style:font-size-asian="10pt" style:font-weight-asian="bold" style:font-size-complex="10pt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21" style:family="text">
      <style:text-properties fo:font-size="8pt" style:text-underline-style="none" style:font-size-asian="8pt" style:font-size-complex="8pt"/>
    </style:style>
    <style:style style:name="T22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23" style:family="text">
      <style:text-properties fo:font-size="8pt" fo:font-weight="bold" style:font-size-asian="8pt" style:font-weight-asian="bold" style:font-size-complex="8pt" style:font-weight-complex="bold"/>
    </style:style>
    <style:style style:name="T24" style:family="text">
      <style:text-properties style:font-name="Abadi MT Condensed Light"/>
    </style:style>
    <style:style style:name="T25" style:family="text">
      <style:text-properties style:font-name="Abadi MT Condensed Light" fo:font-size="8pt" style:text-underline-style="none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3.468cm" svg:height="1.669cm" draw:z-index="0"><draw:image xlink:href="Pictures/20000002000000B90000005927CC23EC.eps" xlink:type="simple" xlink:show="embed" xlink:actuate="onLoad"/></draw:frame>Linaro Connect Asia, LCA13</text:p>
      <text:p text:style-name="P1">4<text:span text:style-name="T11">th</text:span> - 8<text:span text:style-name="T11">th</text:span> March 2013</text:p>
      <text:p text:style-name="P1">Hong Kong Gold Coast Hotel Reservation Form</text:p>
      <text:p text:style-name="P1"/>
      <text:p text:style-name="P3">To: Hong Kong Gold Coast Hotel</text:p>
      <text:p text:style-name="P3">Address: 1 Castle Peak Road, Gold Coast, Hong Kong</text:p>
      <text:p text:style-name="P3">Contact: Ms. Shirley Chu, Sales Manager</text:p>
      <text:p text:style-name="P3">Tel: 852-2452-8833</text:p>
      <text:p text:style-name="P2">email: <text:a xlink:type="simple" xlink:href="mailto:reservations@goldcoasthotel.com.hk">reservations@goldcoasthotel.com.hk</text:a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Name as shown on Passport (Mr./Mrs./Ms):</text:p>
          </table:table-cell>
          <table:table-cell table:style-name="Table1.A1" office:value-type="string">
            <text:p text:style-name="P11">Surname:</text:p>
          </table:table-cell>
          <table:table-cell table:style-name="Table1.C1" office:value-type="string">
            <text:p text:style-name="P11">First Name:</text:p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1">E-mail:</text:p>
          </table:table-cell>
          <table:table-cell table:style-name="Table2.A1" office:value-type="string">
            <text:p text:style-name="P11">Tel. No.</text:p>
          </table:table-cell>
          <table:table-cell table:style-name="Table2.A1" office:value-type="string">
            <text:p text:style-name="P11">Fax. No.</text:p>
          </table:table-cell>
          <table:table-cell table:style-name="Table2.D1" office:value-type="string">
            <text:p text:style-name="P11">Country: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1">Company name and address:</text:p>
            <text:p text:style-name="P11"/>
            <text:p text:style-name="P11"/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1">Arrival Date:</text:p>
          </table:table-cell>
          <table:table-cell table:style-name="Table4.A1" office:value-type="string">
            <text:p text:style-name="P11">Flight No./Time:</text:p>
          </table:table-cell>
          <table:table-cell table:style-name="Table4.A1" office:value-type="string">
            <text:p text:style-name="P11">Departure Date:</text:p>
          </table:table-cell>
          <table:table-cell table:style-name="Table4.D1" office:value-type="string">
            <text:p text:style-name="P11">Flight No./Time:</text:p>
            <text:p text:style-name="P11"/>
          </table:table-cell>
        </table:table-row>
      </table:table>
      <text:p text:style-name="P2">Hotel Accommodation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6">No. of Room(s):</text:p>
          </table:table-cell>
          <table:table-cell table:style-name="Table5.A1" office:value-type="string">
            <text:p text:style-name="P6">No. of Person(s):</text:p>
          </table:table-cell>
          <table:table-cell table:style-name="Table5.A1" office:value-type="string">
            <text:p text:style-name="P6">Check in Date:</text:p>
          </table:table-cell>
          <table:table-cell table:style-name="Table5.A1" office:value-type="string">
            <text:p text:style-name="P6">Check out Date:</text:p>
          </table:table-cell>
          <table:table-cell table:style-name="Table5.E1" office:value-type="string">
            <text:p text:style-name="P6">Total Room Nights:</text:p>
            <text:p text:style-name="P6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* Superior Balcony Seaview Room HK$1,280 incl. Daily breakfast <text:s/><text:span text:style-name="T2">✓✗</text:span></text:p>
            <text:p text:style-name="P4"><text:span text:style-name="T3">* Superior Balcony Seaview Room HK$1,380incl 2Daily breakfast </text:span><text:span text:style-name="T1"><text:s/></text:span><text:span text:style-name="T2">✓✗</text:span></text:p>
            <text:p text:style-name="P8">The above room rates are subject to 10% service charge and prevailing government tax</text:p>
            <text:p text:style-name="P8"/>
            <text:p text:style-name="P9">* Smoking <text:s text:c="21"/><text:span text:style-name="T2">✓✗</text:span></text:p>
            <text:p text:style-name="P9">* Non Smoking <text:s text:c="13"/><text:span text:style-name="T2">✓✗</text:span></text:p>
          </table:table-cell>
          <table:table-cell table:style-name="Table6.B1" office:value-type="string">
            <text:p text:style-name="P7">Grand Total (HK$):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Room Rates Include:</text:p>
          </table:table-cell>
          <table:table-cell table:style-name="Table7.B1" office:value-type="string">
            <text:list xml:id="list1965223619" text:style-name="L1">
              <text:list-item>
                <text:p text:style-name="P15">Welcome fruit platter</text:p>
              </text:list-item>
              <text:list-item>
                <text:p text:style-name="P15">Daily local newspaper</text:p>
              </text:list-item>
              <text:list-item>
                <text:p text:style-name="P15">Complimentary local phone calls</text:p>
              </text:list-item>
              <text:list-item>
                <text:p text:style-name="P15">Complimentary in-room internet access</text:p>
              </text:list-item>
              <text:list-item>
                <text:p text:style-name="P15">Use of swimming pool and gymnasium</text:p>
              </text:list-item>
              <text:list-item>
                <text:p text:style-name="P15">Shuttle service commuting between the hotel and Tsim Sha Tsui, Tsing Yi and Tsuen Wan MTR Station (subject to availability)</text:p>
              </text:list-item>
              <text:list-item>
                <text:p text:style-name="P15">10% discount on Spa &amp; beauty treatments excludes massage service and any special packages</text:p>
              </text:list-item>
            </text:list>
          </table:table-cell>
        </table:table-row>
      </table:table>
      <text:p text:style-name="P14">Credit Card Payment: * PAYMENT BY CREDIT CARD IN HKD</text:p>
      <text:p text:style-name="P13"><text:span text:style-name="T10">c</text:span> VISA <text:s text:c="4"/><text:span text:style-name="T10">c</text:span> MASTER<text:tab/><text:span text:style-name="T10">c </text:span>DINERS</text:p>
      <text:p text:style-name="P13">(please attach a copy of back side of the credit card upon confirming the room reservation)</text:p>
      <text:p text:style-name="P13">I AGREE TO GUARANTEE THIS RESERVATION BY THE CREDIT CARD LISTED BELOW: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>Name of cardholder:</text:p>
            <text:p text:style-name="P12"/>
          </table:table-cell>
          <table:table-cell table:style-name="Table8.B1" office:value-type="string">
            <text:p text:style-name="P12">Valid till (Expiry date):</text:p>
          </table:table-cell>
        </table:table-row>
        <table:table-row>
          <table:table-cell table:style-name="Table8.A2" office:value-type="string">
            <text:p text:style-name="P12">Credit Card No.</text:p>
          </table:table-cell>
          <table:table-cell table:style-name="Table8.B2" office:value-type="string">
            <text:p text:style-name="P12">Holder's signature:</text:p>
            <text:p text:style-name="P12"/>
          </table:table-cell>
        </table:table-row>
      </table:table>
      <text:p text:style-name="P17">Important Information</text:p>
      <text:p text:style-name="P19">All reservations will only be processed by completing this form with valid credit card information One night deposit to the hotel is required.</text:p>
      <text:p text:style-name="P19">All the above rates quoted are on per room per night basis and are subject to 10% service charges and prevailing government tax.</text:p>
      <text:p text:style-name="P19">Reservation will be handled on a first come first served basis. Any change/amendment of reservation must be made to the hotel in writing/ If the room block is full, the hotel will advise the availability of other room types/rates.</text:p>
      <text:p text:style-name="P19">All payment shall be settled to the hotel directly prior to departure.</text:p>
      <text:p text:style-name="P18"><text:span text:style-name="T19">If cancellation is made before </text:span><text:span text:style-name="T4">Friday 8</text:span><text:span text:style-name="T17">th</text:span><text:span text:style-name="T4"> February 2013</text:span><text:span text:style-name="T19"> </text:span><text:span text:style-name="T21">the deposit of 1 night rm charge will be forfeited as cancellation penalty charge</text:span></text:p>
      <text:p text:style-name="P18"><text:span text:style-name="T21">If cancellation or amendment is made after </text:span><text:span text:style-name="T4"><text:s/>Friday 8</text:span><text:span text:style-name="T17">th</text:span><text:span text:style-name="T4"> February 2013</text:span><text:span text:style-name="T22"> </text:span><text:span text:style-name="T21">or no show reservation occurs on the scheduled arrival date, the total room charge of the entire period of scheduled stay will be levied as cancellation/no show penalty charge which will be processed to the credit card accordingly</text:span></text:p>
      <text:p text:style-name="P20">Check-in time is after 15:00 hours and check-out time is 12:00hours</text:p>
      <text:p text:style-name="P16"><text:span text:style-name="T25">Room requests can be made through e-mail: </text:span><text:a xlink:type="simple" xlink:href="mailto:reservations@goldcoasthotel.com.hk"><text:span text:style-name="T24">reservations@goldcoasthotel.com.hk</text:span></text:a><text:span text:style-name="T25"> or fax: (852) 2440 7783 and reservation is subject to the availability and confirmation by the Hong Kong Gold Coast Hot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Zapf Dingbats" svg:font-family="'Zapf Dingbats'" style:font-charset="x-symbol"/>
    <style:font-face style:name="Webdings" svg:font-family="Webdings" style:font-pitch="variable" style:font-charset="x-symbol"/>
    <style:font-face style:name="Lucida Sans1" svg:font-family="'Lucida Sans'"/>
    <style:font-face style:name="OpenSymbol" svg:font-family="OpenSymbol"/>
    <style:font-face style:name="Times New Roman1" svg:font-family="'Times New Roman'" style:font-family-generic="roman"/>
    <style:font-face style:name="Abadi MT Condensed Light" svg:font-family="'Abadi MT Condensed Light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65cm" fo:margin-bottom="1.0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wen Donaghey</meta:initial-creator>
    <meta:creation-date>2012-02-05T09:56:13</meta:creation-date>
    <dc:date>2012-12-19T10:21:46</dc:date>
    <dc:creator>Arwen Donaghey</dc:creator>
    <meta:editing-duration>PT02H51M37S</meta:editing-duration>
    <meta:editing-cycles>5</meta:editing-cycles>
    <meta:generator>OpenOffice.org/3.2$Unix OpenOffice.org_project/320m18$Build-9502</meta:generator>
    <meta:document-statistic meta:table-count="8" meta:image-count="1" meta:object-count="0" meta:page-count="1" meta:paragraph-count="57" meta:word-count="459" meta:character-count="2830"/>
  </office:meta>
</office:document-meta>
</file>